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LIHUAC CHOQUE, D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59882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776308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LIHUAC CHOQUE, D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5988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77630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81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25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18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3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467605</text:p>
          </table:table-cell>
          <table:table-cell table:style-name="Tabla2.D3" office:value-type="string">
            <text:p text:style-name="P23">20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17:17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